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dobePiStd" svg:font-family="AdobePiStd"/>
    <style:font-face style:name="Arial1" svg:font-family="Arial, Helvetica, sans-serif"/>
    <style:font-face style:name="CMMI10" svg:font-family="CMMI10"/>
    <style:font-face style:name="CMR10" svg:font-family="CMR10"/>
    <style:font-face style:name="Mangal1" svg:font-family="Mangal"/>
    <style:font-face style:name="SymbolMT" svg:font-family="SymbolMT"/>
    <style:font-face style:name="Times New Roman1" svg:font-family="'Times New Roman'" style:font-family-generic="roman"/>
    <style:font-face style:name="LucidaSansTypewriter-Bd" svg:font-family="LucidaSansTypewriter-Bd" style:font-family-generic="swiss"/>
    <style:font-face style:name="Courier New" svg:font-family="'Courier New'" style:font-family-generic="modern" style:font-pitch="fixed"/>
    <style:font-face style:name="NSimSun" svg:font-family="NSimSun" style:font-family-generic="modern" style:font-pitch="fixed"/>
    <style:font-face style:name="LucidaSans-Typewriter" svg:font-family="LucidaSans-Typewriter"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CMR10" fo:font-size="10pt" style:font-name-asian="CMR10" style:font-size-asian="10pt" style:font-name-complex="CMR10" style:font-size-complex="10pt"/>
    </style:style>
    <style:style style:name="P2" style:family="paragraph" style:parent-style-name="Standard" style:list-style-name="">
      <style:paragraph-properties style:text-autospace="none"/>
    </style:style>
    <style:style style:name="P3" style:family="paragraph" style:parent-style-name="Standard" style:list-style-name="">
      <style:paragraph-properties fo:text-align="start" style:justify-single-word="false" style:text-autospace="none"/>
      <style:text-properties fo:color="#000000" style:font-name="Times New Roman1" fo:font-size="10pt" style:font-name-asian="Times New Roman1" style:font-size-asian="10pt" style:font-name-complex="Times New Roman1" style:font-size-complex="10pt"/>
    </style:style>
    <style:style style:name="P4" style:family="paragraph" style:parent-style-name="Standard" style:list-style-name="">
      <style:paragraph-properties style:text-autospace="none"/>
      <style:text-properties fo:color="#000000" style:font-name="Times New Roman1" fo:font-size="10pt" style:font-name-asian="Times New Roman1" style:font-size-asian="10pt" style:font-name-complex="Times New Roman1" style:font-size-complex="10pt"/>
    </style:style>
    <style:style style:name="P5" style:family="paragraph" style:parent-style-name="Standard" style:list-style-name="">
      <style:paragraph-properties fo:text-align="start" style:justify-single-word="false" style:text-autospace="none"/>
      <style:text-properties fo:color="#000000" style:font-name="Times New Roman1" fo:font-size="11pt" style:font-name-asian="Times New Roman1" style:font-size-asian="11pt" style:font-name-complex="Times New Roman1" style:font-size-complex="11pt"/>
    </style:style>
    <style:style style:name="P6" style:family="paragraph" style:parent-style-name="Standard" style:list-style-name="">
      <style:paragraph-properties fo:text-align="start" style:justify-single-word="false" style:text-autospace="none"/>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Standard" style:list-style-name="">
      <style:paragraph-properties fo:text-align="start" style:justify-single-word="false" style:text-autospace="none"/>
      <style:text-properties fo:color="#ffffff" style:font-name="Times New Roman1" fo:font-size="11pt" fo:font-style="italic" style:font-name-asian="Times New Roman1" style:font-size-asian="11pt" style:font-style-asian="italic" style:font-name-complex="Times New Roman1" style:font-size-complex="11pt" style:font-style-complex="italic"/>
    </style:style>
    <style:style style:name="P8" style:family="paragraph" style:parent-style-name="Standard" style:list-style-name="">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list-style-name="">
      <style:paragraph-properties style:text-autospace="none"/>
      <style:text-properties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font-name="CMMI10" style:font-name-asian="CMMI10" style:font-name-complex="CMMI10"/>
    </style:style>
    <style:style style:name="T3" style:family="text">
      <style:text-properties style:font-name="CMR10" fo:font-size="10pt" style:font-name-asian="CMR10" style:font-size-asian="10pt" style:font-name-complex="CMR10" style:font-size-complex="10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style:font-name="LucidaSansTypewriter-Bd" fo:font-size="9.5pt" fo:font-weight="bold" style:font-name-asian="LucidaSansTypewriter-Bd" style:font-size-asian="9.5pt" style:font-weight-asian="bold" style:font-name-complex="LucidaSansTypewriter-Bd" style:font-size-complex="9.5pt" style:font-weight-complex="bold"/>
    </style:style>
    <style:style style:name="T8" style:family="text">
      <style:text-properties style:font-name="LucidaSans-Typewriter" fo:font-size="9.5pt" style:font-name-asian="LucidaSans-Typewriter" style:font-size-asian="9.5pt" style:font-name-complex="LucidaSans-Typewriter" style:font-size-complex="9.5pt"/>
    </style:style>
    <style:style style:name="T9" style:family="text">
      <style:text-properties style:font-name="SymbolMT" style:font-name-asian="SymbolMT" style:font-name-complex="SymbolMT"/>
    </style:style>
    <style:style style:name="T10" style:family="text">
      <style:text-properties fo:font-size="10.5pt" fo:font-style="italic" style:font-size-asian="10.5pt" style:font-style-asian="italic" style:font-size-complex="10.5pt" style:font-style-complex="italic"/>
    </style:style>
    <style:style style:name="T11" style:family="text">
      <style:text-properties fo:font-size="9pt" fo:font-style="italic" style:font-size-asian="9pt" style:font-style-asian="italic" style:font-size-complex="9pt" style:font-style-complex="italic"/>
    </style:style>
    <style:style style:name="T12" style:family="text">
      <style:text-properties style:font-name="AdobePiStd" fo:font-size="5.5pt" style:font-name-asian="AdobePiStd" style:font-size-asian="5.5pt" style:font-name-complex="AdobePiStd" style:font-size-complex="5.5pt"/>
    </style:style>
    <style:style style:name="T13" style:family="text">
      <style:text-properties fo:color="#000000" style:font-name="Times New Roman1" fo:font-size="11pt" style:font-name-asian="Times New Roman1" style:font-size-asian="11pt" style:font-name-complex="Times New Roman1" style:font-size-complex="11pt"/>
    </style:style>
    <style:style style:name="T14" style:family="text">
      <style:text-properties fo:color="#000000" fo:font-size="11pt" style:font-size-asian="11pt" style:font-size-complex="11pt"/>
    </style:style>
    <style:style style:name="T15" style:family="text">
      <style:text-properties fo:color="#000000" fo:font-size="11pt" fo:font-style="italic" style:font-size-asian="11pt" style:font-style-asian="italic" style:font-size-complex="11pt" style:font-style-complex="italic"/>
    </style:style>
    <style:style style:name="T16" style:family="text">
      <style:text-properties fo:color="#000000" style:font-name="CMR10" fo:font-size="10pt" style:font-name-asian="CMR10" style:font-size-asian="10pt" style:font-name-complex="CMR10" style:font-size-complex="10pt"/>
    </style:style>
    <style:style style:name="T17" style:family="text">
      <style:text-properties fo:color="#000000" fo:font-size="10pt" style:font-name-asian="CMR10" style:font-size-asian="10pt" style:font-name-complex="CMR10" style:font-size-complex="10pt"/>
    </style:style>
    <style:style style:name="T18" style:family="text">
      <style:text-properties fo:color="#000000" style:font-name="Times New Roman" fo:font-size="10pt" style:font-name-asian="CMR10" style:font-size-asian="10pt" style:font-name-complex="CMR10" style:font-size-complex="10pt"/>
    </style:style>
    <style:style style:name="T19" style:family="text">
      <style:text-properties fo:color="#000000" style:font-name="Times New Roman" style:font-name-asian="CMR10" style:font-name-complex="CMR10"/>
    </style:style>
    <style:style style:name="T20" style:family="text">
      <style:text-properties fo:color="#000000" style:font-name="Times New Roman" fo:font-size="12pt" style:font-name-asian="CMR10" style:font-size-asian="12pt" style:font-name-complex="CMR10" style:font-size-complex="12pt"/>
    </style:style>
    <style:style style:name="T21" style:family="text">
      <style:text-properties fo:color="#000000" style:font-name-asian="CMR10" style:font-name-complex="CMR10"/>
    </style:style>
    <style:style style:name="T22" style:family="text">
      <style:text-properties fo:font-variant="normal" fo:text-transform="none" fo:color="#000000" style:font-name="CMR10" fo:font-size="10pt" fo:letter-spacing="normal" style:font-name-asian="CMR10" style:font-size-asian="10pt" style:font-name-complex="CMR10" style:font-size-complex="10pt"/>
    </style:style>
    <style:style style:name="T23" style:family="text">
      <style:text-properties fo:font-variant="normal" fo:text-transform="none" fo:color="#000000" style:font-name="Arial1" fo:font-size="9pt" fo:letter-spacing="normal" fo:font-style="normal" fo:font-weight="normal" style:font-name-asian="CMR10" style:font-size-asian="10pt" style:font-name-complex="CMR10" style:font-size-complex="10pt"/>
    </style:style>
    <style:style style:name="T24" style:family="text">
      <style:text-properties fo:font-variant="normal" fo:text-transform="none" fo:color="#000000" fo:font-size="10pt" fo:letter-spacing="normal" style:font-name-asian="CMR10" style:font-size-asian="10pt" style:font-name-complex="CMR10" style:font-size-complex="10pt"/>
    </style:style>
    <style:style style:name="T25" style:family="text">
      <style:text-properties fo:font-variant="normal" fo:text-transform="none" fo:color="#000000" fo:font-size="9pt" fo:letter-spacing="normal" fo:font-style="normal" fo:font-weight="normal" style:font-size-asian="10pt" style:font-size-complex="10pt"/>
    </style:style>
    <style:style style:name="T26" style:family="text">
      <style:text-properties fo:font-variant="normal" fo:text-transform="none" fo:color="#000000" fo:font-size="9pt" fo:letter-spacing="normal" fo:font-style="normal" fo:font-weight="normal" style:font-name-asian="CMR10" style:font-size-asian="10pt" style:font-name-complex="CMR10" style:font-size-complex="10pt"/>
    </style:style>
    <style:style style:name="T27" style:family="text">
      <style:text-properties fo:font-variant="normal" fo:text-transform="none" fo:color="#000000" style:font-name="Times New Roman" fo:font-size="9pt" fo:letter-spacing="normal" fo:font-style="normal" fo:font-weight="normal" style:font-name-asian="CMR10" style:font-size-asian="10pt" style:font-name-complex="CMR10" style:font-size-complex="10pt"/>
    </style:style>
    <style:style style:name="T28" style:family="text">
      <style:text-properties fo:font-variant="normal" fo:text-transform="none" fo:color="#000000" style:font-name="Times New Roman" fo:font-size="9pt" fo:letter-spacing="normal" fo:font-style="normal" fo:font-weight="normal" style:font-size-asian="10pt" style:font-size-complex="10pt"/>
    </style:style>
    <style:style style:name="T29" style:family="text">
      <style:text-properties fo:font-variant="normal" fo:text-transform="none" fo:color="#000000" style:font-name="Times New Roman" fo:font-size="10pt" fo:letter-spacing="normal" style:font-name-asian="CMR10" style:font-size-asian="10pt" style:font-name-complex="CMR10" style:font-size-complex="10pt"/>
    </style:style>
    <style:style style:name="T30" style:family="text">
      <style:text-properties fo:font-variant="normal" fo:text-transform="none" fo:color="#000000" style:font-name="Times New Roman" fo:letter-spacing="normal" fo:font-style="normal" fo:font-weight="normal"/>
    </style:style>
    <style:style style:name="T31" style:family="text">
      <style:text-properties fo:font-variant="normal" fo:text-transform="none" fo:color="#000000" style:font-name="Times New Roman" fo:letter-spacing="normal" fo:font-style="normal" fo:font-weight="normal" style:font-name-asian="CMR10" style:font-name-complex="CMR10"/>
    </style:style>
    <style:style style:name="T32" style:family="text">
      <style:text-properties fo:font-variant="normal" fo:text-transform="none" fo:color="#000000" style:font-name="Times New Roman" fo:letter-spacing="normal" style:font-name-asian="CMR10" style:font-name-complex="CMR10"/>
    </style:style>
    <style:style style:name="T33" style:family="text">
      <style:text-properties fo:font-variant="normal" fo:text-transform="none" fo:color="#000000" style:font-name="Times New Roman" fo:font-size="12pt" fo:letter-spacing="normal" fo:font-style="normal" fo:font-weight="normal" style:font-name-asian="CMR10" style:font-size-asian="12pt" style:font-name-complex="CMR10" style:font-size-complex="12pt"/>
    </style:style>
    <style:style style:name="T34" style:family="text">
      <style:text-properties fo:font-variant="normal" fo:text-transform="none" fo:color="#000000" style:font-name="Times New Roman" fo:font-size="12pt" fo:letter-spacing="normal" fo:font-style="normal" fo:font-weight="normal" style:font-size-asian="12pt" style:font-size-complex="12pt"/>
    </style:style>
    <style:style style:name="T35" style:family="text">
      <style:text-properties fo:font-variant="normal" fo:text-transform="none" fo:color="#000000" style:font-name="Times New Roman" fo:font-size="12pt" fo:letter-spacing="normal" style:font-name-asian="CMR10" style:font-size-asian="12pt" style:font-name-complex="CMR10" style:font-size-complex="12pt"/>
    </style:style>
    <style:style style:name="T36" style:family="text">
      <style:text-properties fo:font-variant="normal" fo:text-transform="none" fo:color="#000000" fo:letter-spacing="normal" fo:font-style="normal" fo:font-weight="normal" style:font-name-asian="CMR10" style:font-name-complex="CMR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NC 2012</text:p>
      <text:p text:style-name="Standard">Programming Languages</text:p>
      <text:p text:style-name="Standard">Professor Sheryl Shulman</text:p>
      <text:p text:style-name="Standard">Homework chapter 5</text:p>
      <text:p text:style-name="Standard">Owen Meyer</text:p>
      <text:p text:style-name="Standard"/>
      <text:p text:style-name="Standard">5.2)</text:p>
      <text:p text:style-name="Standard">The Haskell Prelude provides a Boolean type that is ordered.</text:p>
      <text:p text:style-name="Standard">data Bool = False | True</text:p>
      <text:p text:style-name="Standard">This gives the ordering False &lt; True</text:p>
      <text:p text:style-name="Standard">A function could be written that converts a Bool to another type which might be usefull for something like converting bits as ints to booleans to use existing boolean functions.</text:p>
      <text:p text:style-name="Standard"/>
      <text:p text:style-name="Standard">5.3)</text:p>
      <text:p text:style-name="Standard">Keeping types and their associated operators from becoming muddled up with other types in confusing ways makes for sensible strongly typed programming.</text:p>
      <text:p text:style-name="Standard"/>
      <text:p text:style-name="Standard">5.5)</text:p>
      <text:p text:style-name="Standard">.2 → 0 01111100 10011001100110011001101</text:p>
      <text:p text:style-name="Standard">.5 → 0 01111110 00000000000000000000000</text:p>
      <text:p text:style-name="Standard">.3 → 0 01111101 00110011001100110011010</text:p>
      <text:p text:style-name="Standard">1. → 0 01111111 00000000000000000000000</text:p>
      <text:p text:style-name="Standard"/>
      <text:p text:style-name="Standard">5.7)</text:p>
      <text:p text:style-name="Standard">union intfloat {</text:p>
      <text:p text:style-name="Standard"><text:tab/>int i;</text:p>
      <text:p text:style-name="Standard"><text:tab/>float f;</text:p>
      <text:p text:style-name="Standard">}</text:p>
      <text:p text:style-name="Standard">intprint(read(intfloat.i));</text:p>
      <text:p text:style-name="Standard">floatprint(intfloat.f);</text:p>
      <text:p text:style-name="Standard"/>
      <text:p text:style-name="Standard">5.9)</text:p>
      <text:p text:style-name="Standard">Big-endian has the bytes numbered from the most-significant-bit to the least-significant-bit.</text:p>
      <text:p text:style-name="Standard">Little-endian has the bytes numbered from the LSB to the MSB.</text:p>
      <text:p text:style-name="Standard"/>
      <text:p text:style-name="Standard">5.14)</text:p>
      <text:p text:style-name="Standard">First, maybe the desired result is to have the var a point to the array referenced by b: <text:s/>a = *b</text:p>
      <text:p text:style-name="Standard">Or, maybe the desired result is to have the var a contain the value of b's address: a = &amp;b</text:p>
      <text:p text:style-name="Standard"/>
      <text:p text:style-name="Standard">5.19) [( <text:s/>or <text:s/>{( <text:s/>means meta [ <text:s/>or {</text:p>
      <text:p text:style-name="Standard">Concrete Syntax:</text:p>
      <text:p text:style-name="Standard"/>
      <text:p text:style-name="Standard">Declaration → Type Identifier [( <text:s/>[ Integer ] <text:s/>)] {( ,Identifier [( [ Integer ] )] <text:s/>)} ; <text:s text:c="2"/><text:span text:style-name="T1">|</text:span></text:p>
      <text:p text:style-name="Standard"><text:tab/><text:tab/><text:tab/>struct identifier { Declarations }</text:p>
      <text:p text:style-name="Standard"/>
      <text:p text:style-name="Standard">Assignment → <text:s/>Identifier [( [ Expression ] )] = Expression; <text:s/>| <text:s/>Identifier . Identifier = Expression</text:p>
      <text:p text:style-name="Standard"/>
      <text:p text:style-name="Standard">Expression → <text:s/>…</text:p>
      <text:p text:style-name="Standard">…</text:p>
      <text:p text:style-name="Standard"><text:soft-page-break/>Primary → <text:s/>Identifier [( [ Expression ] )] | Literal | ( Expression ) | Type ( Expression ) | </text:p>
      <text:p text:style-name="Standard"><text:tab/><text:tab/><text:tab/>Identifier . Identifier</text:p>
      <text:p text:style-name="Standard"/>
      <text:p text:style-name="Standard">Abstract Syntax:</text:p>
      <text:p text:style-name="Standard"/>
      <text:p text:style-name="Standard">Declaration → VariableDecl | ArrayDecl | StructDecl</text:p>
      <text:p text:style-name="Standard">…</text:p>
      <text:p text:style-name="Standard">StructDecl → Declarations</text:p>
      <text:p text:style-name="Standard"/>
      <text:p text:style-name="Standard">Assignment → VariableRef target; Expression source;</text:p>
      <text:p text:style-name="Standard">VariableRef → Variable | ArrayRef | StructRef</text:p>
      <text:p text:style-name="Standard">StructRef → <text:s/>String id; VariableRef field;</text:p>
      <text:p text:style-name="Standard"/>
      <text:p text:style-name="Standard">Expression → &lt;no change as VariableRef handles StructRefs&gt;</text:p>
      <text:p text:style-name="Standard"/>
      <text:p text:style-name="Standard"/>
      <text:p text:style-name="Standard"/>
      <text:p text:style-name="P1">19 As indicated in the book, two records are structurally equivalent if they have the same structure,</text:p>
      <text:p text:style-name="P1">independent of hte names (ie an int with a field name of <text:span text:style-name="T2">x </text:span>is the same as an int with a field name of</text:p>
      <text:p text:style-name="P1"><text:span text:style-name="T2">y</text:span>). The algorithm just has to step through the fields one at a time, checking the types of each field,</text:p>
      <text:p text:style-name="P2"><text:span text:style-name="T3">and that the number of fields are the same.</text:span></text:p>
      <text:p text:style-name="P2"><text:span text:style-name="T3"/></text:p>
      <text:p text:style-name="P2"><text:span text:style-name="T3"/></text:p>
      <text:p text:style-name="P4"><text:span text:style-name="T4">15.17.2 Division Operator </text:span><text:span text:style-name="T7">/</text:span></text:p>
      <text:p text:style-name="P7">Gallia est omnis divisa in partes tres.</text:p>
      <text:p text:style-name="P7">— Commentaries on the Gallic Wars</text:p>
      <text:p text:style-name="P3"><text:span text:style-name="T5">The binary </text:span><text:span text:style-name="T8">/ </text:span><text:span text:style-name="T5">operator performs division, producing the quotient of its operands.</text:span></text:p>
      <text:p text:style-name="P5">The left-hand operand is the dividend and the right-hand operand is the divisor.</text:p>
      <text:p text:style-name="P3"><text:span text:style-name="T5">Integer division rounds toward </text:span><text:span text:style-name="T8">0</text:span><text:span text:style-name="T5">. That is, the quotient produced for operands</text:span></text:p>
      <text:p text:style-name="P3"><text:span text:style-name="T6">n </text:span><text:span text:style-name="T5">and </text:span><text:span text:style-name="T6">d </text:span><text:span text:style-name="T5">that are integers after binary numeric promotion (§5.6.2) is an integer</text:span></text:p>
      <text:p text:style-name="P8"><text:span text:style-name="T14">value </text:span><text:span text:style-name="T15">q </text:span><text:span text:style-name="T14">whose magnitude is as large as possible while satisfying |</text:span><text:span text:style-name="T6">d </text:span><text:span text:style-name="T9">⋅ |</text:span><text:span text:style-name="T6">q| </text:span><text:span text:style-name="T9">≤ |</text:span><text:span text:style-name="T6">n|</text:span><text:span text:style-name="T14">;</text:span></text:p>
      <text:p text:style-name="P8"><text:span text:style-name="T14">moreover, </text:span><text:span text:style-name="T15">q </text:span><text:span text:style-name="T14">is positive when |</text:span><text:span text:style-name="T6">n| </text:span><text:span text:style-name="T9">≥ |</text:span><text:span text:style-name="T6">d| <text:s/></text:span><text:span text:style-name="T14">and </text:span><text:span text:style-name="T15">n </text:span><text:span text:style-name="T14">and </text:span><text:span text:style-name="T15">d </text:span><text:span text:style-name="T14">have the same sign, but </text:span><text:span text:style-name="T15">q </text:span><text:span text:style-name="T14">is negative</text:span></text:p>
      <text:p text:style-name="P8"><text:span text:style-name="T14">when |</text:span><text:span text:style-name="T6">n| </text:span><text:span text:style-name="T9">≥ |</text:span><text:span text:style-name="T6">d| </text:span><text:span text:style-name="T14">and </text:span><text:span text:style-name="T15">n </text:span><text:span text:style-name="T14">and </text:span><text:span text:style-name="T15">d </text:span><text:span text:style-name="T14">have opposite signs. There is one special case that</text:span></text:p>
      <text:p text:style-name="P5">does not satisfy this rule: if the dividend is the negative integer of largest possible</text:p>
      <text:p text:style-name="P3"><text:span text:style-name="T5">magnitude for its type, and the divisor is </text:span><text:span text:style-name="T8">-1</text:span><text:span text:style-name="T5">, then integer overflow occurs and the</text:span></text:p>
      <text:p text:style-name="P5">result is equal to the dividend. Despite the overflow, no exception is thrown in this</text:p>
      <text:p text:style-name="P3"><text:span text:style-name="T5">case. On the other hand, if the value of the divisor in an integer division is </text:span><text:span text:style-name="T8">0</text:span><text:span text:style-name="T5">, then</text:span></text:p>
      <text:p text:style-name="P3"><text:span text:style-name="T5">an </text:span><text:span text:style-name="T8">ArithmeticException </text:span><text:span text:style-name="T5">is thrown.</text:span></text:p>
      <text:p text:style-name="P5">The result of a floating-point division is determined by the specification of</text:p>
      <text:p text:style-name="P5">IEEE arithmetic:</text:p>
      <text:p text:style-name="P3"><text:span text:style-name="T4">• </text:span><text:span text:style-name="T5">If either operand is NaN, the result is NaN.</text:span></text:p>
      <text:p text:style-name="P3"><text:span text:style-name="T4">• </text:span><text:span text:style-name="T5">If the result is not NaN, the sign of the result is positive if both operands have</text:span></text:p>
      <text:p text:style-name="P5">the same sign, negative if the operands have different signs.</text:p>
      <text:p text:style-name="P3"><text:span text:style-name="T6">d </text:span><text:span text:style-name="T9">⋅ </text:span><text:span text:style-name="T6">q </text:span><text:span text:style-name="T9">≤ </text:span><text:span text:style-name="T6">n</text:span></text:p>
      <text:p text:style-name="P3"><text:span text:style-name="T6">n </text:span><text:span text:style-name="T9">≥ </text:span><text:span text:style-name="T6">d</text:span></text:p>
      <text:p text:style-name="P3"><text:span text:style-name="T6">n </text:span><text:span text:style-name="T9">≥ </text:span><text:span text:style-name="T6">d</text:span></text:p>
      <text:p text:style-name="P3"><text:span text:style-name="T10">15.17.2 </text:span><text:span text:style-name="T11">Division Operator / EXPRESSIONS</text:span></text:p>
      <text:p text:style-name="P6">494</text:p>
      <text:p text:style-name="P3"><text:span text:style-name="T4">• </text:span><text:span text:style-name="T5">Division of an infinity by an infinity results in NaN.</text:span></text:p>
      <text:p text:style-name="P3"><text:span text:style-name="T4">• </text:span><text:span text:style-name="T5">Division of an infinity by a finite value results in a signed infinity. The sign is</text:span></text:p>
      <text:p text:style-name="P5"><text:soft-page-break/>determined by the rule stated above.</text:p>
      <text:p text:style-name="P3"><text:span text:style-name="T4">• </text:span><text:span text:style-name="T5">Division of a finite value by an infinity results in a signed zero. The sign is</text:span></text:p>
      <text:p text:style-name="P5">determined by the rule stated above.</text:p>
      <text:p text:style-name="P3"><text:span text:style-name="T4">• </text:span><text:span text:style-name="T5">Division of a zero by a zero results in NaN; division of zero by any other finite</text:span></text:p>
      <text:p text:style-name="P5">value results in a signed zero. The sign is determined by the rule stated above.</text:p>
      <text:p text:style-name="P3"><text:span text:style-name="T4">• </text:span><text:span text:style-name="T5">Division of a nonzero finite value by a zero results in a signed infinity. The</text:span></text:p>
      <text:p text:style-name="P5">sign is determined by the rule stated above.</text:p>
      <text:p text:style-name="P3"><text:span text:style-name="T4">• </text:span><text:span text:style-name="T5">In the remaining cases, where neither an infinity nor NaN is involved, the</text:span></text:p>
      <text:p text:style-name="P5">exact mathematical quotient is computed. A floating-point value set is then</text:p>
      <text:p text:style-name="P5">chosen:</text:p>
      <text:p text:style-name="P3"><text:span text:style-name="T12">◆ </text:span><text:span text:style-name="T5">If the division expression is FP-strict (§15.4):</text:span></text:p>
      <text:p text:style-name="P3"><text:span text:style-name="T12">❖ </text:span><text:span text:style-name="T5">If the type of the division expression is </text:span><text:span text:style-name="T8">float</text:span><text:span text:style-name="T5">, then the float value set</text:span></text:p>
      <text:p text:style-name="P5">must be chosen.</text:p>
      <text:p text:style-name="P3"><text:span text:style-name="T12">❖ </text:span><text:span text:style-name="T5">If the type of the division expression is </text:span><text:span text:style-name="T8">double</text:span><text:span text:style-name="T5">, then the double value set</text:span></text:p>
      <text:p text:style-name="P5">must be chosen.</text:p>
      <text:p text:style-name="P3"><text:span text:style-name="T12">◆ </text:span><text:span text:style-name="T5">If the division expression is not FP-strict:</text:span></text:p>
      <text:p text:style-name="P3"><text:span text:style-name="T12">❖ </text:span><text:span text:style-name="T5">If the type of the division expression is </text:span><text:span text:style-name="T8">float</text:span><text:span text:style-name="T5">, then either the float value</text:span></text:p>
      <text:p text:style-name="P5">set or the float-extended-exponent value set may be chosen, at the whim</text:p>
      <text:p text:style-name="P5">of the implementation.</text:p>
      <text:p text:style-name="P3"><text:span text:style-name="T12">❖ </text:span><text:span text:style-name="T5">If the type of the division expression is </text:span><text:span text:style-name="T8">double</text:span><text:span text:style-name="T5">, then either the double</text:span></text:p>
      <text:p text:style-name="P5">value set or the double-extended-exponent value set may be chosen, at the</text:p>
      <text:p text:style-name="P5">whim of the implementation.</text:p>
      <text:p text:style-name="P5">Next, a value must be chosen from the chosen value set to represent the quotient.</text:p>
      <text:p text:style-name="P5">If the magnitude of the quotient is too large to represent, we say the</text:p>
      <text:p text:style-name="P5">operation overflows; the result is then an infinity of appropriate sign. Otherwise,</text:p>
      <text:p text:style-name="P5">the quotient is rounded to the nearest value in the chosen value set using</text:p>
      <text:p text:style-name="P5">IEEE 754 round-to-nearest mode. The Java programming language requires</text:p>
      <text:p text:style-name="P5">support of gradual underflow as defined by IEEE 754 (§4.2.4).</text:p>
      <text:p text:style-name="P5">Despite the fact that overflow, underflow, division by zero, or loss of information</text:p>
      <text:p text:style-name="P3"><text:span text:style-name="T5">may occur, evaluation of a floating-point division operator </text:span><text:span text:style-name="T8">/ </text:span><text:span text:style-name="T5">never throws a</text:span></text:p>
      <text:p text:style-name="P2"><text:span text:style-name="T13">run-time exception</text:span></text:p>
      <text:p text:style-name="P2"><text:span text:style-name="T16"/></text:p>
      <text:p text:style-name="P9"><text:span text:style-name="T36">Each of the four value sets includes not only the finite nonzero values that are ascribed to it above, but also NaN values and the four values positive zero, negative zero, positive infinity, and negative infinity.</text:span><text:span text:style-name="T21"> </text:span></text:p>
      <text:p text:style-name="P9"><text:span text:style-name="T21"/></text:p>
      <text:p text:style-name="P2"><text:span text:style-name="T33">Except for NaN, floating-point values are </text:span><text:span text:style-name="Emphasis"><text:span text:style-name="T33">ordered</text:span></text:span><text:span text:style-name="T33">; arranged from smallest to largest, they are negative infinity, negative finite nonzero values, positive and negative zero, positive finite nonzero values, and positive infinity.</text:span><text:span text:style-name="T20"> </text:span></text:p>
      <text:p text:style-name="P9"><text:span text:style-name="T21"/></text:p>
      <text:p text:style-name="P2"><text:span text:style-name="T33">Positive zero and negative zero compare equal; thus the result of the expression </text:span><text:span text:style-name="Source_20_Text"><text:span text:style-name="T34">0.0==-0.0</text:span></text:span><text:span text:style-name="Source_20_Text"><text:span text:style-name="T33"> </text:span></text:span><text:span text:style-name="T33">is </text:span><text:span text:style-name="Source_20_Text"><text:span text:style-name="T34">true</text:span></text:span><text:span text:style-name="Source_20_Text"><text:span text:style-name="T33"> </text:span></text:span><text:span text:style-name="T33">and the result of </text:span><text:span text:style-name="Source_20_Text"><text:span text:style-name="T34">0.0 &gt; -0.0</text:span></text:span><text:span text:style-name="Source_20_Text"><text:span text:style-name="T33"> </text:span></text:span><text:span text:style-name="T33">is false. But other operations can distinguish positive and negative zero; for example,</text:span><text:span text:style-name="Source_20_Text"><text:span text:style-name="T34">1.0 / 0.0</text:span></text:span><text:span text:style-name="Source_20_Text"><text:span text:style-name="T33"> </text:span></text:span><text:span text:style-name="T33">has the value positive infinity, while the value of </text:span><text:span text:style-name="Source_20_Text"><text:span text:style-name="T34">1.0/-0.0</text:span></text:span><text:span text:style-name="Source_20_Text"><text:span text:style-name="T33"> </text:span></text:span><text:span text:style-name="T33">is negative infinity.</text:span><text:span text:style-name="T20"> </text:span></text:p>
      <text:p text:style-name="P9"><text:span text:style-name="T21"/></text:p>
      <text:p text:style-name="P9"><text:span text:style-name="T36">A floating-point operation that overflows produces a signed infinity.</text:span><text:span text:style-name="T21"> </text:span></text:p>
      <text:p text:style-name="P9"><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dobePiStd" svg:font-family="AdobePiStd"/>
    <style:font-face style:name="Arial1" svg:font-family="Arial, Helvetica, sans-serif"/>
    <style:font-face style:name="CMMI10" svg:font-family="CMMI10"/>
    <style:font-face style:name="CMR10" svg:font-family="CMR10"/>
    <style:font-face style:name="Mangal1" svg:font-family="Mangal"/>
    <style:font-face style:name="SymbolMT" svg:font-family="SymbolMT"/>
    <style:font-face style:name="Times New Roman1" svg:font-family="'Times New Roman'" style:font-family-generic="roman"/>
    <style:font-face style:name="LucidaSansTypewriter-Bd" svg:font-family="LucidaSansTypewriter-Bd" style:font-family-generic="swiss"/>
    <style:font-face style:name="Courier New" svg:font-family="'Courier New'" style:font-family-generic="modern" style:font-pitch="fixed"/>
    <style:font-face style:name="NSimSun" svg:font-family="NSimSun" style:font-family-generic="modern" style:font-pitch="fixed"/>
    <style:font-face style:name="LucidaSans-Typewriter" svg:font-family="LucidaSans-Typewriter"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eyer</meta:initial-creator>
    <meta:creation-date>2012-11-04T13:49:02.97</meta:creation-date>
    <meta:generator>OpenOffice.org/3.3$Win32 OpenOffice.org_project/330m20$Build-9567</meta:generator>
    <dc:date>2012-12-08T23:29:30.53</dc:date>
    <dc:creator>owen meyer</dc:creator>
    <meta:editing-duration>P3DT16H23M10S</meta:editing-duration>
    <meta:editing-cycles>5</meta:editing-cycles>
    <meta:document-statistic meta:table-count="0" meta:image-count="0" meta:object-count="0" meta:page-count="3" meta:paragraph-count="113" meta:word-count="1111" meta:character-count="6367"/>
  </office:meta>
</office:document-meta>
</file>